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5.2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19.93mm"/>
    </style:style>
    <style:style style:name="co6" style:family="table-column">
      <style:table-column-properties fo:break-before="auto" style:column-width="35.1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32.1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Analisi">
      <style:table-properties table:display="true" style:writing-mode="lr-tb"/>
    </style:style>
    <style:style style:name="ta2" style:family="table" style:master-page-name="PageStyle_5f_Distribuzion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Normale_20_2">
      <style:table-cell-properties style:rotation-align="none"/>
    </style:style>
    <style:style style:name="ce6" style:family="table-cell" style:parent-style-name="Normale_20_2">
      <style:table-cell-properties fo:background-color="transparent" style:rotation-align="none"/>
    </style:style>
    <style:style style:name="ce7" style:family="table-cell" style:parent-style-name="Normale_20_2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</style:style>
    <style:style style:name="ce9" style:family="table-cell" style:parent-style-name="Normale_20_2" style:data-style-name="N2">
      <style:table-cell-properties style:rotation-align="none"/>
    </style:style>
    <style:style style:name="ce10" style:family="table-cell" style:parent-style-name="Default" style:data-style-name="N109">
      <style:table-cell-properties style:rotation-align="none"/>
    </style:style>
    <style:style style:name="ce11" style:family="table-cell" style:parent-style-name="Default" style:data-style-name="N109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e_20_2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e_20_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Normale_20_2" style:data-style-name="N108">
      <style:table-cell-properties style:rotation-align="none"/>
    </style:style>
    <style:style style:name="ce16" style:family="table-cell" style:parent-style-name="Default" style:data-style-name="N108">
      <style:table-cell-properties style:rotation-align="none"/>
    </style:style>
    <style:style style:name="ce17" style:family="table-cell" style:parent-style-name="Normale_20_2" style:data-style-name="N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Normale_20_2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e_20_2" style:data-style-name="N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Normale_20_2" style:data-style-name="N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isi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>
          <table:table-cell/>
          <table:table-cell office:value-type="string" calcext:value-type="string">
            <text:p>Inserire qui i dati da analizzare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" table:formula="of:=[.B3]" office:value-type="string" office:string-value="dato 1" calcext:value-type="string">
            <text:p>dato 1</text:p>
          </table:table-cell>
          <table:table-cell table:style-name="ce1" table:formula="of:=[.C3]" office:value-type="string" office:string-value="dato 2" calcext:value-type="string">
            <text:p>dato 2</text:p>
          </table:table-cell>
          <table:table-cell table:number-columns-repeated="2"/>
          <table:table-cell table:style-name="ce1" office:value-type="string" calcext:value-type="string">
            <text:p>dato 1</text:p>
          </table:table-cell>
          <table:table-cell table:style-name="ce1" office:value-type="string" calcext:value-type="string">
            <text:p>dato 2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dato 1</text:p>
          </table:table-cell>
          <table:table-cell table:style-name="ce1" office:value-type="string" calcext:value-type="string">
            <text:p>dato 2</text:p>
          </table:table-cell>
          <table:table-cell table:number-columns-repeated="4"/>
          <table:table-cell office:value-type="string" calcext:value-type="string">
            <text:p>Numeri dati</text:p>
          </table:table-cell>
          <table:table-cell table:formula="of:=COUNT([.B4:.B93])" office:value-type="float" office:value="90" calcext:value-type="float">
            <text:p>90</text:p>
          </table:table-cell>
          <table:table-cell table:formula="of:=COUNT([.C4:.C93]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Media aritmetica</text:p>
          </table:table-cell>
          <table:table-cell table:style-name="ce8" table:formula="of:=AVERAGE([.B4:.B93])" office:value-type="float" office:value="3.01111111111111" calcext:value-type="float">
            <text:p>3</text:p>
          </table:table-cell>
          <table:table-cell table:style-name="ce8" table:formula="of:=AVERAGE([.C4:.C93])" office:value-type="float" office:value="7.6" calcext:value-type="float">
            <text:p>8</text:p>
          </table:table-cell>
          <table:table-cell table:style-name="ce4"/>
          <table:table-cell office:value-type="string" calcext:value-type="string">
            <text:p>Madia geometrica</text:p>
          </table:table-cell>
          <table:table-cell table:style-name="ce19" table:formula="of:=GEOMEAN([.B4:.B93])" office:value-type="float" office:value="2.73610956759491" calcext:value-type="float">
            <text:p>2,7</text:p>
          </table:table-cell>
          <table:table-cell table:style-name="ce19" table:formula="of:=GEOMEAN([.C4:.C93])" office:value-type="float" office:value="7.29215938061973" calcext:value-type="float">
            <text:p>7,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Dev. Std.</text:p>
          </table:table-cell>
          <table:table-cell table:style-name="ce8" table:formula="of:=STDEV([.B4:.B93])" office:value-type="float" office:value="1.17554141907678" calcext:value-type="float">
            <text:p>1</text:p>
          </table:table-cell>
          <table:table-cell table:style-name="ce8" table:formula="of:=STDEV([.C4:.C93])" office:value-type="float" office:value="2.06522844724884" calcext:value-type="float">
            <text:p>2</text:p>
          </table:table-cell>
          <table:table-cell table:style-name="ce4"/>
          <table:table-cell table:style-name="ce4" office:value-type="string" calcext:value-type="string">
            <text:p>Media armonica</text:p>
          </table:table-cell>
          <table:table-cell table:style-name="ce19" table:formula="of:=HARMEAN([.B4:.B93])" office:value-type="float" office:value="2.41286863270777" calcext:value-type="float">
            <text:p>2,4</text:p>
          </table:table-cell>
          <table:table-cell table:style-name="ce19" table:formula="of:=HARMEAN([.C4:.C93])" office:value-type="float" office:value="6.92824869269157" calcext:value-type="float">
            <text:p>6,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Mediana</text:p>
          </table:table-cell>
          <table:table-cell table:style-name="ce8" table:formula="of:=MEDIAN([.B4:.B93])" office:value-type="float" office:value="3" calcext:value-type="float">
            <text:p>3</text:p>
          </table:table-cell>
          <table:table-cell table:style-name="ce8" table:formula="of:=MEDIAN([.C4:.C93])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Moda</text:p>
          </table:table-cell>
          <table:table-cell table:style-name="ce8" table:formula="of:=MODE([.B4:.B93])" office:value-type="float" office:value="3" calcext:value-type="float">
            <text:p>3</text:p>
          </table:table-cell>
          <table:table-cell table:style-name="ce8" table:formula="of:=MODE([.C4:.C93])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table:number-columns-repeated="3"/>
          <table:table-cell table:style-name="ce5" office:value-type="string" calcext:value-type="string">
            <text:p>Errore Std.</text:p>
          </table:table-cell>
          <table:table-cell table:style-name="ce8" table:formula="of:=STEYX([.B4:.B93];[.A4:.A93])" office:value-type="float" office:value="1.16515392856335" calcext:value-type="float">
            <text:p>1</text:p>
          </table:table-cell>
          <table:table-cell table:style-name="ce8" table:formula="of:=STEYX([.C4:.C93];[.A4:.A93])" office:value-type="float" office:value="1.87957376538914" calcext:value-type="float">
            <text:p>2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table:number-columns-repeated="4"/>
          <table:table-cell table:style-name="ce8" table:number-columns-repeated="2"/>
          <table:table-cell table:style-name="ce4" table:number-columns-repeated="2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N° divi</text:p>
          </table:table-cell>
          <table:table-cell table:style-name="ce9" office:value-type="float" office:value="11" calcext:value-type="float">
            <text:p>11,00</text:p>
          </table:table-cell>
          <table:table-cell table:style-name="ce12" table:formula="of:=MAX([.I10:.L10])" office:value-type="float" office:value="12" calcext:value-type="float">
            <text:p>12,00</text:p>
          </table:table-cell>
          <table:table-cell table:style-name="ce13" office:value-type="string" calcext:value-type="string">
            <text:p>Max</text:p>
          </table:table-cell>
          <table:table-cell table:style-name="ce8" table:formula="of:=MAX([.B4:.B93])" office:value-type="float" office:value="5" calcext:value-type="float">
            <text:p>5</text:p>
          </table:table-cell>
          <table:table-cell table:style-name="ce8" table:formula="of:=MAX([.C4:.C93])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incremento</text:p>
          </table:table-cell>
          <table:table-cell table:style-name="ce9" table:formula="of:=([.G10]-[.G11])/[.F10]" office:value-type="float" office:value="1" calcext:value-type="float">
            <text:p>1,00</text:p>
          </table:table-cell>
          <table:table-cell table:style-name="ce12" table:formula="of:=MIN([.I11:.L11])" office:value-type="float" office:value="1" calcext:value-type="float">
            <text:p>1,00</text:p>
          </table:table-cell>
          <table:table-cell table:style-name="ce13" office:value-type="string" calcext:value-type="string">
            <text:p>Min</text:p>
          </table:table-cell>
          <table:table-cell table:style-name="ce8" table:formula="of:=MIN([.B4:.B93])" office:value-type="float" office:value="1" calcext:value-type="float">
            <text:p>1</text:p>
          </table:table-cell>
          <table:table-cell table:style-name="ce8" table:formula="of:=MIN([.C4:.C93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dato 1</text:p>
          </table:table-cell>
          <table:table-cell table:style-name="ce1" office:value-type="string" calcext:value-type="string">
            <text:p>dato 2</text:p>
          </table:table-cell>
          <table:table-cell table:style-name="ce5"/>
          <table:table-cell table:number-columns-repeated="3"/>
          <table:table-cell table:style-name="ce18" office:value-type="string" calcext:value-type="string">
            <text:p>Verifica N°</text:p>
          </table:table-cell>
          <table:table-cell table:style-name="ce1" table:formula="of:=SUM([.M14:.M26])" office:value-type="float" office:value="90" calcext:value-type="float">
            <text:p>90</text:p>
          </table:table-cell>
          <table:table-cell/>
          <table:table-cell table:style-name="ce23"/>
          <table:table-cell/>
          <table:table-cell table:style-name="ce18" office:value-type="string" calcext:value-type="string">
            <text:p>Verifica N°</text:p>
          </table:table-cell>
          <table:table-cell table:style-name="ce1" table:formula="of:=SUM([.R14:.R26])" office:value-type="float" office:value="90" calcext:value-type="float">
            <text:p>90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Assimmetria</text:p>
          </table:table-cell>
          <table:table-cell table:formula="of:=SKEW([.B4:.B93])" office:value-type="float" office:value="-0.106813431946959" calcext:value-type="float">
            <text:p>-0,106813431946959</text:p>
          </table:table-cell>
          <table:table-cell table:formula="of:=SKEW([.C4:.C93])" office:value-type="float" office:value="0.0303702600716381" calcext:value-type="float">
            <text:p>0,030370260071638</text:p>
          </table:table-cell>
          <table:table-cell table:style-name="ce5"/>
          <table:table-cell table:style-name="ce14" office:value-type="string" calcext:value-type="string" table:number-columns-spanned="2" table:number-rows-spanned="1">
            <text:p>Classi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Val. Centrale</text:p>
          </table:table-cell>
          <table:table-cell table:style-name="ce20" table:formula="of:=[.B3]" office:value-type="string" office:string-value="dato 1" calcext:value-type="string">
            <text:p>dato 1</text:p>
          </table:table-cell>
          <table:table-cell table:style-name="ce20" office:value-type="string" calcext:value-type="string">
            <text:p>Norm</text:p>
          </table:table-cell>
          <table:table-cell table:style-name="ce20" office:value-type="string" calcext:value-type="string">
            <text:p>Freq. Comul.</text:p>
          </table:table-cell>
          <table:table-cell table:style-name="ce25" office:value-type="string" calcext:value-type="string">
            <text:p>Percentile</text:p>
          </table:table-cell>
          <table:table-cell table:style-name="ce26"/>
          <table:table-cell table:style-name="ce27" table:formula="of:=[.C3]" office:value-type="string" office:string-value="dato 2" calcext:value-type="string">
            <text:p>dato 2</text:p>
          </table:table-cell>
          <table:table-cell table:style-name="ce27" office:value-type="string" calcext:value-type="string">
            <text:p>Norm</text:p>
          </table:table-cell>
          <table:table-cell table:style-name="ce27" office:value-type="string" calcext:value-type="string">
            <text:p>Freq. Comul.</text:p>
          </table:table-cell>
          <table:table-cell table:style-name="ce27" office:value-type="string" calcext:value-type="string">
            <text:p>Percentile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table:formula="of:=[.G11]-[.F11]" office:value-type="float" office:value="0" calcext:value-type="float">
            <text:p>0,00</text:p>
          </table:table-cell>
          <table:table-cell table:style-name="ce16" table:formula="of:=[.I15]" office:value-type="float" office:value="1" calcext:value-type="float">
            <text:p>1,0</text:p>
          </table:table-cell>
          <table:table-cell table:style-name="ce16"/>
          <table:table-cell table:style-name="ce8" table:formula="of:=([.J14]-[.I14])/2+[.I14]" office:value-type="float" office:value="0.5" calcext:value-type="float">
            <text:p>1</text:p>
          </table:table-cell>
          <table:table-cell table:style-name="ce21" table:formula="of:=COUNTIFS([.$B$4:.$B$93];&quot;&gt;=&quot;&amp;[.I14];[.$B$4:.$B$93];&quot;&lt;&quot;&amp;[.J14])" office:value-type="float" office:value="0" calcext:value-type="float">
            <text:p>0</text:p>
          </table:table-cell>
          <table:table-cell table:style-name="ce17" table:formula="of:=100*[.M14]/[.$M$12]" office:value-type="float" office:value="0" calcext:value-type="float">
            <text:p>0,00</text:p>
          </table:table-cell>
          <table:table-cell table:style-name="ce24" table:formula="of:=[.M14]" office:value-type="float" office:value="0" calcext:value-type="float">
            <text:p>0</text:p>
          </table:table-cell>
          <table:table-cell table:style-name="ce16" table:formula="of:=100*[.O14]/[.$M$12]" office:value-type="float" office:value="0" calcext:value-type="float">
            <text:p>0,0</text:p>
          </table:table-cell>
          <table:table-cell table:style-name="ce16"/>
          <table:table-cell table:style-name="ce21" table:formula="of:=COUNTIFS([.$C$4:.$C$93];&quot;&gt;=&quot;&amp;[.I14];[.$C$4:.$C$93];&quot;&lt;&quot;&amp;[.J14])" office:value-type="float" office:value="0" calcext:value-type="float">
            <text:p>0</text:p>
          </table:table-cell>
          <table:table-cell table:style-name="ce17" table:formula="of:=100*[.R14]/[.$M$12]" office:value-type="float" office:value="0" calcext:value-type="float">
            <text:p>0,00</text:p>
          </table:table-cell>
          <table:table-cell table:style-name="ce24" table:formula="of:=[.R14]" office:value-type="float" office:value="0" calcext:value-type="float">
            <text:p>0</text:p>
          </table:table-cell>
          <table:table-cell table:style-name="ce16" table:formula="of:=100*[.T14]/[.$R$12]" office:value-type="float" office:value="0" calcext:value-type="float">
            <text:p>0,0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Correlazione</text:p>
          </table:table-cell>
          <table:table-cell table:style-name="ce10" table:formula="of:=CORREL([.B4:.B93];[.C4:.C93])" office:value-type="float" office:value="0.163835202077319" calcext:value-type="float">
            <text:p>0,16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G11]" office:value-type="float" office:value="1" calcext:value-type="float">
            <text:p>1,0</text:p>
          </table:table-cell>
          <table:table-cell table:style-name="ce17" table:formula="of:=[.I15]+[.$F$11]" office:value-type="float" office:value="2" calcext:value-type="float">
            <text:p>2,00</text:p>
          </table:table-cell>
          <table:table-cell table:style-name="ce17"/>
          <table:table-cell table:style-name="ce8" table:formula="of:=([.J15]-[.I15])/2+[.I15]" office:value-type="float" office:value="1.5" calcext:value-type="float">
            <text:p>2</text:p>
          </table:table-cell>
          <table:table-cell table:style-name="ce21" table:formula="of:=COUNTIFS([.$B$4:.$B$93];&quot;&gt;=&quot;&amp;[.I15];[.$B$4:.$B$93];&quot;&lt;&quot;&amp;[.J15])" office:value-type="float" office:value="11" calcext:value-type="float">
            <text:p>11</text:p>
          </table:table-cell>
          <table:table-cell table:style-name="ce17" table:formula="of:=100*[.M15]/[.$M$12]" office:value-type="float" office:value="12.2222222222222" calcext:value-type="float">
            <text:p>12,22</text:p>
          </table:table-cell>
          <table:table-cell table:style-name="ce24" table:formula="of:=[.O14]+[.M15]" office:value-type="float" office:value="11" calcext:value-type="float">
            <text:p>11</text:p>
          </table:table-cell>
          <table:table-cell table:style-name="ce16" table:formula="of:=100*[.O15]/[.$M$12]" office:value-type="float" office:value="12.2222222222222" calcext:value-type="float">
            <text:p>12,2</text:p>
          </table:table-cell>
          <table:table-cell table:style-name="ce16"/>
          <table:table-cell table:style-name="ce21" table:formula="of:=COUNTIFS([.$C$4:.$C$93];&quot;&gt;=&quot;&amp;[.I15];[.$C$4:.$C$93];&quot;&lt;&quot;&amp;[.J15])" office:value-type="float" office:value="0" calcext:value-type="float">
            <text:p>0</text:p>
          </table:table-cell>
          <table:table-cell table:style-name="ce17" table:formula="of:=100*[.R15]/[.$M$12]" office:value-type="float" office:value="0" calcext:value-type="float">
            <text:p>0,00</text:p>
          </table:table-cell>
          <table:table-cell table:style-name="ce24" table:formula="of:=[.T14]+[.R15]" office:value-type="float" office:value="0" calcext:value-type="float">
            <text:p>0</text:p>
          </table:table-cell>
          <table:table-cell table:style-name="ce16" table:formula="of:=100*[.T15]/[.$R$12]" office:value-type="float" office:value="0" calcext:value-type="float">
            <text:p>0,0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p value</text:p>
          </table:table-cell>
          <table:table-cell table:style-name="ce11" table:formula="of:=TTEST([.B4:.B93];[.C4:.C93];2;1)" office:value-type="float" office:value="2.61008597068708E-034" calcext:value-type="float">
            <text:p>0,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I15]+[.$F$11]" office:value-type="float" office:value="2" calcext:value-type="float">
            <text:p>2,0</text:p>
          </table:table-cell>
          <table:table-cell table:style-name="ce17" table:formula="of:=[.I16]+[.$F$11]" office:value-type="float" office:value="3" calcext:value-type="float">
            <text:p>3,00</text:p>
          </table:table-cell>
          <table:table-cell table:style-name="ce17"/>
          <table:table-cell table:style-name="ce8" table:formula="of:=([.J16]-[.I16])/2+[.I16]" office:value-type="float" office:value="2.5" calcext:value-type="float">
            <text:p>3</text:p>
          </table:table-cell>
          <table:table-cell table:style-name="ce21" table:formula="of:=COUNTIFS([.$B$4:.$B$93];&quot;&gt;=&quot;&amp;[.I16];[.$B$4:.$B$93];&quot;&lt;&quot;&amp;[.J16])" office:value-type="float" office:value="19" calcext:value-type="float">
            <text:p>19</text:p>
          </table:table-cell>
          <table:table-cell table:style-name="ce17" table:formula="of:=100*[.M16]/[.$M$12]" office:value-type="float" office:value="21.1111111111111" calcext:value-type="float">
            <text:p>21,11</text:p>
          </table:table-cell>
          <table:table-cell table:style-name="ce24" table:formula="of:=[.O15]+[.M16]" office:value-type="float" office:value="30" calcext:value-type="float">
            <text:p>30</text:p>
          </table:table-cell>
          <table:table-cell table:style-name="ce16" table:formula="of:=100*[.O16]/[.$M$12]" office:value-type="float" office:value="33.3333333333333" calcext:value-type="float">
            <text:p>33,3</text:p>
          </table:table-cell>
          <table:table-cell table:style-name="ce16"/>
          <table:table-cell table:style-name="ce21" table:formula="of:=COUNTIFS([.$C$4:.$C$93];&quot;&gt;=&quot;&amp;[.I16];[.$C$4:.$C$93];&quot;&lt;&quot;&amp;[.J16])" office:value-type="float" office:value="1" calcext:value-type="float">
            <text:p>1</text:p>
          </table:table-cell>
          <table:table-cell table:style-name="ce17" table:formula="of:=100*[.R16]/[.$M$12]" office:value-type="float" office:value="1.11111111111111" calcext:value-type="float">
            <text:p>1,11</text:p>
          </table:table-cell>
          <table:table-cell table:style-name="ce24" table:formula="of:=[.T15]+[.R16]" office:value-type="float" office:value="1" calcext:value-type="float">
            <text:p>1</text:p>
          </table:table-cell>
          <table:table-cell table:style-name="ce16" table:formula="of:=100*[.T16]/[.$R$12]" office:value-type="float" office:value="1.11111111111111" calcext:value-type="float">
            <text:p>1,1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Pearson</text:p>
          </table:table-cell>
          <table:table-cell table:style-name="ce10" table:formula="of:=PEARSON([.B4:.B93];[.C4:.C93])" office:value-type="float" office:value="0.163835202077319" calcext:value-type="float">
            <text:p>0,16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I16]+[.$F$11]" office:value-type="float" office:value="3" calcext:value-type="float">
            <text:p>3,0</text:p>
          </table:table-cell>
          <table:table-cell table:style-name="ce17" table:formula="of:=[.I17]+[.$F$11]" office:value-type="float" office:value="4" calcext:value-type="float">
            <text:p>4,00</text:p>
          </table:table-cell>
          <table:table-cell table:style-name="ce17"/>
          <table:table-cell table:style-name="ce8" table:formula="of:=([.J17]-[.I17])/2+[.I17]" office:value-type="float" office:value="3.5" calcext:value-type="float">
            <text:p>4</text:p>
          </table:table-cell>
          <table:table-cell table:style-name="ce21" table:formula="of:=COUNTIFS([.$B$4:.$B$93];&quot;&gt;=&quot;&amp;[.I17];[.$B$4:.$B$93];&quot;&lt;&quot;&amp;[.J17])" office:value-type="float" office:value="27" calcext:value-type="float">
            <text:p>27</text:p>
          </table:table-cell>
          <table:table-cell table:style-name="ce17" table:formula="of:=100*[.M17]/[.$M$12]" office:value-type="float" office:value="30" calcext:value-type="float">
            <text:p>30,00</text:p>
          </table:table-cell>
          <table:table-cell table:style-name="ce24" table:formula="of:=[.O16]+[.M17]" office:value-type="float" office:value="57" calcext:value-type="float">
            <text:p>57</text:p>
          </table:table-cell>
          <table:table-cell table:style-name="ce16" table:formula="of:=100*[.O17]/[.$M$12]" office:value-type="float" office:value="63.3333333333333" calcext:value-type="float">
            <text:p>63,3</text:p>
          </table:table-cell>
          <table:table-cell table:style-name="ce16"/>
          <table:table-cell table:style-name="ce21" table:formula="of:=COUNTIFS([.$C$4:.$C$93];&quot;&gt;=&quot;&amp;[.I17];[.$C$4:.$C$93];&quot;&lt;&quot;&amp;[.J17])" office:value-type="float" office:value="0" calcext:value-type="float">
            <text:p>0</text:p>
          </table:table-cell>
          <table:table-cell table:style-name="ce17" table:formula="of:=100*[.R17]/[.$M$12]" office:value-type="float" office:value="0" calcext:value-type="float">
            <text:p>0,00</text:p>
          </table:table-cell>
          <table:table-cell table:style-name="ce24" table:formula="of:=[.T16]+[.R17]" office:value-type="float" office:value="1" calcext:value-type="float">
            <text:p>1</text:p>
          </table:table-cell>
          <table:table-cell table:style-name="ce16" table:formula="of:=100*[.T17]/[.$R$12]" office:value-type="float" office:value="1.11111111111111" calcext:value-type="float">
            <text:p>1,1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5" table:formula="of:=[.I17]+[.$F$11]" office:value-type="float" office:value="4" calcext:value-type="float">
            <text:p>4,0</text:p>
          </table:table-cell>
          <table:table-cell table:style-name="ce17" table:formula="of:=[.I18]+[.$F$11]" office:value-type="float" office:value="5" calcext:value-type="float">
            <text:p>5,00</text:p>
          </table:table-cell>
          <table:table-cell table:style-name="ce17"/>
          <table:table-cell table:style-name="ce8" table:formula="of:=([.J18]-[.I18])/2+[.I18]" office:value-type="float" office:value="4.5" calcext:value-type="float">
            <text:p>5</text:p>
          </table:table-cell>
          <table:table-cell table:style-name="ce21" table:formula="of:=COUNTIFS([.$B$4:.$B$93];&quot;&gt;=&quot;&amp;[.I18];[.$B$4:.$B$93];&quot;&lt;&quot;&amp;[.J18])" office:value-type="float" office:value="24" calcext:value-type="float">
            <text:p>24</text:p>
          </table:table-cell>
          <table:table-cell table:style-name="ce17" table:formula="of:=100*[.M18]/[.$M$12]" office:value-type="float" office:value="26.6666666666667" calcext:value-type="float">
            <text:p>26,67</text:p>
          </table:table-cell>
          <table:table-cell table:style-name="ce24" table:formula="of:=[.O17]+[.M18]" office:value-type="float" office:value="81" calcext:value-type="float">
            <text:p>81</text:p>
          </table:table-cell>
          <table:table-cell table:style-name="ce16" table:formula="of:=100*[.O18]/[.$M$12]" office:value-type="float" office:value="90" calcext:value-type="float">
            <text:p>90,0</text:p>
          </table:table-cell>
          <table:table-cell table:style-name="ce16"/>
          <table:table-cell table:style-name="ce21" table:formula="of:=COUNTIFS([.$C$4:.$C$93];&quot;&gt;=&quot;&amp;[.I18];[.$C$4:.$C$93];&quot;&lt;&quot;&amp;[.J18])" office:value-type="float" office:value="5" calcext:value-type="float">
            <text:p>5</text:p>
          </table:table-cell>
          <table:table-cell table:style-name="ce17" table:formula="of:=100*[.R18]/[.$M$12]" office:value-type="float" office:value="5.55555555555556" calcext:value-type="float">
            <text:p>5,56</text:p>
          </table:table-cell>
          <table:table-cell table:style-name="ce24" table:formula="of:=[.T17]+[.R18]" office:value-type="float" office:value="6" calcext:value-type="float">
            <text:p>6</text:p>
          </table:table-cell>
          <table:table-cell table:style-name="ce16" table:formula="of:=100*[.T18]/[.$R$12]" office:value-type="float" office:value="6.66666666666667" calcext:value-type="float">
            <text:p>6,7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table:formula="of:=STEYX([.B4:.B93];[.A4:.A93])" office:value-type="float" office:value="1.16515392856335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5" table:formula="of:=[.I18]+[.$F$11]" office:value-type="float" office:value="5" calcext:value-type="float">
            <text:p>5,0</text:p>
          </table:table-cell>
          <table:table-cell table:style-name="ce17" table:formula="of:=[.I19]+[.$F$11]" office:value-type="float" office:value="6" calcext:value-type="float">
            <text:p>6,00</text:p>
          </table:table-cell>
          <table:table-cell table:style-name="ce17"/>
          <table:table-cell table:style-name="ce8" table:formula="of:=([.J19]-[.I19])/2+[.I19]" office:value-type="float" office:value="5.5" calcext:value-type="float">
            <text:p>6</text:p>
          </table:table-cell>
          <table:table-cell table:style-name="ce21" table:formula="of:=COUNTIFS([.$B$4:.$B$93];&quot;&gt;=&quot;&amp;[.I19];[.$B$4:.$B$93];&quot;&lt;&quot;&amp;[.J19])" office:value-type="float" office:value="9" calcext:value-type="float">
            <text:p>9</text:p>
          </table:table-cell>
          <table:table-cell table:style-name="ce17" table:formula="of:=100*[.M19]/[.$M$12]" office:value-type="float" office:value="10" calcext:value-type="float">
            <text:p>10,00</text:p>
          </table:table-cell>
          <table:table-cell table:style-name="ce24" table:formula="of:=[.O18]+[.M19]" office:value-type="float" office:value="90" calcext:value-type="float">
            <text:p>90</text:p>
          </table:table-cell>
          <table:table-cell table:style-name="ce16" table:formula="of:=100*[.O19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19];[.$C$4:.$C$93];&quot;&lt;&quot;&amp;[.J19])" office:value-type="float" office:value="6" calcext:value-type="float">
            <text:p>6</text:p>
          </table:table-cell>
          <table:table-cell table:style-name="ce17" table:formula="of:=100*[.R19]/[.$M$12]" office:value-type="float" office:value="6.66666666666667" calcext:value-type="float">
            <text:p>6,67</text:p>
          </table:table-cell>
          <table:table-cell table:style-name="ce24" table:formula="of:=[.T18]+[.R19]" office:value-type="float" office:value="12" calcext:value-type="float">
            <text:p>12</text:p>
          </table:table-cell>
          <table:table-cell table:style-name="ce16" table:formula="of:=100*[.T19]/[.$R$12]" office:value-type="float" office:value="13.3333333333333" calcext:value-type="float">
            <text:p>13,3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5" table:formula="of:=[.I19]+[.$F$11]" office:value-type="float" office:value="6" calcext:value-type="float">
            <text:p>6,0</text:p>
          </table:table-cell>
          <table:table-cell table:style-name="ce17" table:formula="of:=[.I20]+[.$F$11]" office:value-type="float" office:value="7" calcext:value-type="float">
            <text:p>7,00</text:p>
          </table:table-cell>
          <table:table-cell table:style-name="ce17"/>
          <table:table-cell table:style-name="ce8" table:formula="of:=([.J20]-[.I20])/2+[.I20]" office:value-type="float" office:value="6.5" calcext:value-type="float">
            <text:p>7</text:p>
          </table:table-cell>
          <table:table-cell table:style-name="ce21" table:formula="of:=COUNTIFS([.$B$4:.$B$93];&quot;&gt;=&quot;&amp;[.I20];[.$B$4:.$B$93];&quot;&lt;&quot;&amp;[.J20])" office:value-type="float" office:value="0" calcext:value-type="float">
            <text:p>0</text:p>
          </table:table-cell>
          <table:table-cell table:style-name="ce17" table:formula="of:=100*[.M20]/[.$M$12]" office:value-type="float" office:value="0" calcext:value-type="float">
            <text:p>0,00</text:p>
          </table:table-cell>
          <table:table-cell table:style-name="ce24" table:formula="of:=[.O19]+[.M20]" office:value-type="float" office:value="90" calcext:value-type="float">
            <text:p>90</text:p>
          </table:table-cell>
          <table:table-cell table:style-name="ce16" table:formula="of:=100*[.O20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0];[.$C$4:.$C$93];&quot;&lt;&quot;&amp;[.J20])" office:value-type="float" office:value="18" calcext:value-type="float">
            <text:p>18</text:p>
          </table:table-cell>
          <table:table-cell table:style-name="ce17" table:formula="of:=100*[.R20]/[.$M$12]" office:value-type="float" office:value="20" calcext:value-type="float">
            <text:p>20,00</text:p>
          </table:table-cell>
          <table:table-cell table:style-name="ce24" table:formula="of:=[.T19]+[.R20]" office:value-type="float" office:value="30" calcext:value-type="float">
            <text:p>30</text:p>
          </table:table-cell>
          <table:table-cell table:style-name="ce16" table:formula="of:=100*[.T20]/[.$R$12]" office:value-type="float" office:value="33.3333333333333" calcext:value-type="float">
            <text:p>33,3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5" table:formula="of:=[.I20]+[.$F$11]" office:value-type="float" office:value="7" calcext:value-type="float">
            <text:p>7,0</text:p>
          </table:table-cell>
          <table:table-cell table:style-name="ce17" table:formula="of:=[.I21]+[.$F$11]" office:value-type="float" office:value="8" calcext:value-type="float">
            <text:p>8,00</text:p>
          </table:table-cell>
          <table:table-cell table:style-name="ce17"/>
          <table:table-cell table:style-name="ce8" table:formula="of:=([.J21]-[.I21])/2+[.I21]" office:value-type="float" office:value="7.5" calcext:value-type="float">
            <text:p>8</text:p>
          </table:table-cell>
          <table:table-cell table:style-name="ce21" table:formula="of:=COUNTIFS([.$B$4:.$B$93];&quot;&gt;=&quot;&amp;[.I21];[.$B$4:.$B$93];&quot;&lt;&quot;&amp;[.J21])" office:value-type="float" office:value="0" calcext:value-type="float">
            <text:p>0</text:p>
          </table:table-cell>
          <table:table-cell table:style-name="ce17" table:formula="of:=100*[.M21]/[.$M$12]" office:value-type="float" office:value="0" calcext:value-type="float">
            <text:p>0,00</text:p>
          </table:table-cell>
          <table:table-cell table:style-name="ce24" table:formula="of:=[.O20]+[.M21]" office:value-type="float" office:value="90" calcext:value-type="float">
            <text:p>90</text:p>
          </table:table-cell>
          <table:table-cell table:style-name="ce16" table:formula="of:=100*[.O21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1];[.$C$4:.$C$93];&quot;&lt;&quot;&amp;[.J21])" office:value-type="float" office:value="12" calcext:value-type="float">
            <text:p>12</text:p>
          </table:table-cell>
          <table:table-cell table:style-name="ce17" table:formula="of:=100*[.R21]/[.$M$12]" office:value-type="float" office:value="13.3333333333333" calcext:value-type="float">
            <text:p>13,33</text:p>
          </table:table-cell>
          <table:table-cell table:style-name="ce24" table:formula="of:=[.T20]+[.R21]" office:value-type="float" office:value="42" calcext:value-type="float">
            <text:p>42</text:p>
          </table:table-cell>
          <table:table-cell table:style-name="ce16" table:formula="of:=100*[.T21]/[.$R$12]" office:value-type="float" office:value="46.6666666666667" calcext:value-type="float">
            <text:p>46,7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5" table:formula="of:=[.I21]+[.$F$11]" office:value-type="float" office:value="8" calcext:value-type="float">
            <text:p>8,0</text:p>
          </table:table-cell>
          <table:table-cell table:style-name="ce17" table:formula="of:=[.I22]+[.$F$11]" office:value-type="float" office:value="9" calcext:value-type="float">
            <text:p>9,00</text:p>
          </table:table-cell>
          <table:table-cell table:style-name="ce17"/>
          <table:table-cell table:style-name="ce8" table:formula="of:=([.J22]-[.I22])/2+[.I22]" office:value-type="float" office:value="8.5" calcext:value-type="float">
            <text:p>9</text:p>
          </table:table-cell>
          <table:table-cell table:style-name="ce21" table:formula="of:=COUNTIFS([.$B$4:.$B$93];&quot;&gt;=&quot;&amp;[.I22];[.$B$4:.$B$93];&quot;&lt;&quot;&amp;[.J22])" office:value-type="float" office:value="0" calcext:value-type="float">
            <text:p>0</text:p>
          </table:table-cell>
          <table:table-cell table:style-name="ce17" table:formula="of:=100*[.M22]/[.$M$12]" office:value-type="float" office:value="0" calcext:value-type="float">
            <text:p>0,00</text:p>
          </table:table-cell>
          <table:table-cell table:style-name="ce24" table:formula="of:=[.O21]+[.M22]" office:value-type="float" office:value="90" calcext:value-type="float">
            <text:p>90</text:p>
          </table:table-cell>
          <table:table-cell table:style-name="ce16" table:formula="of:=100*[.O22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2];[.$C$4:.$C$93];&quot;&lt;&quot;&amp;[.J22])" office:value-type="float" office:value="19" calcext:value-type="float">
            <text:p>19</text:p>
          </table:table-cell>
          <table:table-cell table:style-name="ce17" table:formula="of:=100*[.R22]/[.$M$12]" office:value-type="float" office:value="21.1111111111111" calcext:value-type="float">
            <text:p>21,11</text:p>
          </table:table-cell>
          <table:table-cell table:style-name="ce24" table:formula="of:=[.T21]+[.R22]" office:value-type="float" office:value="61" calcext:value-type="float">
            <text:p>61</text:p>
          </table:table-cell>
          <table:table-cell table:style-name="ce16" table:formula="of:=100*[.T22]/[.$R$12]" office:value-type="float" office:value="67.7777777777778" calcext:value-type="float">
            <text:p>67,8</text:p>
          </table:table-cell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5" table:formula="of:=[.I22]+[.$F$11]" office:value-type="float" office:value="9" calcext:value-type="float">
            <text:p>9,0</text:p>
          </table:table-cell>
          <table:table-cell table:style-name="ce17" table:formula="of:=[.I23]+[.$F$11]" office:value-type="float" office:value="10" calcext:value-type="float">
            <text:p>10,00</text:p>
          </table:table-cell>
          <table:table-cell table:style-name="ce17"/>
          <table:table-cell table:style-name="ce8" table:formula="of:=([.J23]-[.I23])/2+[.I23]" office:value-type="float" office:value="9.5" calcext:value-type="float">
            <text:p>10</text:p>
          </table:table-cell>
          <table:table-cell table:style-name="ce21" table:formula="of:=COUNTIFS([.$B$4:.$B$93];&quot;&gt;=&quot;&amp;[.I23];[.$B$4:.$B$93];&quot;&lt;&quot;&amp;[.J23])" office:value-type="float" office:value="0" calcext:value-type="float">
            <text:p>0</text:p>
          </table:table-cell>
          <table:table-cell table:style-name="ce17" table:formula="of:=100*[.M23]/[.$M$12]" office:value-type="float" office:value="0" calcext:value-type="float">
            <text:p>0,00</text:p>
          </table:table-cell>
          <table:table-cell table:style-name="ce24" table:formula="of:=[.O22]+[.M23]" office:value-type="float" office:value="90" calcext:value-type="float">
            <text:p>90</text:p>
          </table:table-cell>
          <table:table-cell table:style-name="ce16" table:formula="of:=100*[.O23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3];[.$C$4:.$C$93];&quot;&lt;&quot;&amp;[.J23])" office:value-type="float" office:value="14" calcext:value-type="float">
            <text:p>14</text:p>
          </table:table-cell>
          <table:table-cell table:style-name="ce17" table:formula="of:=100*[.R23]/[.$M$12]" office:value-type="float" office:value="15.5555555555556" calcext:value-type="float">
            <text:p>15,56</text:p>
          </table:table-cell>
          <table:table-cell table:style-name="ce24" table:formula="of:=[.T22]+[.R23]" office:value-type="float" office:value="75" calcext:value-type="float">
            <text:p>75</text:p>
          </table:table-cell>
          <table:table-cell table:style-name="ce16" table:formula="of:=100*[.T23]/[.$R$12]" office:value-type="float" office:value="83.3333333333333" calcext:value-type="float">
            <text:p>83,3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5" table:formula="of:=[.I23]+[.$F$11]" office:value-type="float" office:value="10" calcext:value-type="float">
            <text:p>10,0</text:p>
          </table:table-cell>
          <table:table-cell table:style-name="ce17" table:formula="of:=[.I24]+[.$F$11]" office:value-type="float" office:value="11" calcext:value-type="float">
            <text:p>11,00</text:p>
          </table:table-cell>
          <table:table-cell table:style-name="ce17"/>
          <table:table-cell table:style-name="ce8" table:formula="of:=([.J24]-[.I24])/2+[.I24]" office:value-type="float" office:value="10.5" calcext:value-type="float">
            <text:p>11</text:p>
          </table:table-cell>
          <table:table-cell table:style-name="ce21" table:formula="of:=COUNTIFS([.$B$4:.$B$93];&quot;&gt;=&quot;&amp;[.I24];[.$B$4:.$B$93];&quot;&lt;&quot;&amp;[.J24])" office:value-type="float" office:value="0" calcext:value-type="float">
            <text:p>0</text:p>
          </table:table-cell>
          <table:table-cell table:style-name="ce17" table:formula="of:=100*[.M24]/[.$M$12]" office:value-type="float" office:value="0" calcext:value-type="float">
            <text:p>0,00</text:p>
          </table:table-cell>
          <table:table-cell table:style-name="ce24" table:formula="of:=[.O23]+[.M24]" office:value-type="float" office:value="90" calcext:value-type="float">
            <text:p>90</text:p>
          </table:table-cell>
          <table:table-cell table:style-name="ce16" table:formula="of:=100*[.O24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4];[.$C$4:.$C$93];&quot;&lt;&quot;&amp;[.J24])" office:value-type="float" office:value="6" calcext:value-type="float">
            <text:p>6</text:p>
          </table:table-cell>
          <table:table-cell table:style-name="ce17" table:formula="of:=100*[.R24]/[.$M$12]" office:value-type="float" office:value="6.66666666666667" calcext:value-type="float">
            <text:p>6,67</text:p>
          </table:table-cell>
          <table:table-cell table:style-name="ce24" table:formula="of:=[.T23]+[.R24]" office:value-type="float" office:value="81" calcext:value-type="float">
            <text:p>81</text:p>
          </table:table-cell>
          <table:table-cell table:style-name="ce16" table:formula="of:=100*[.T24]/[.$R$12]" office:value-type="float" office:value="90" calcext:value-type="float">
            <text:p>90,0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5" table:formula="of:=[.I24]+[.$F$11]" office:value-type="float" office:value="11" calcext:value-type="float">
            <text:p>11,0</text:p>
          </table:table-cell>
          <table:table-cell table:style-name="ce17" table:formula="of:=[.I25]+[.$F$11]" office:value-type="float" office:value="12" calcext:value-type="float">
            <text:p>12,00</text:p>
          </table:table-cell>
          <table:table-cell table:style-name="ce17"/>
          <table:table-cell table:style-name="ce8" table:formula="of:=([.J25]-[.I25])/2+[.I25]" office:value-type="float" office:value="11.5" calcext:value-type="float">
            <text:p>12</text:p>
          </table:table-cell>
          <table:table-cell table:style-name="ce21" table:formula="of:=COUNTIFS([.$B$4:.$B$93];&quot;&gt;=&quot;&amp;[.I25];[.$B$4:.$B$93];&quot;&lt;&quot;&amp;[.J25])" office:value-type="float" office:value="0" calcext:value-type="float">
            <text:p>0</text:p>
          </table:table-cell>
          <table:table-cell table:style-name="ce17" table:formula="of:=100*[.M25]/[.$M$12]" office:value-type="float" office:value="0" calcext:value-type="float">
            <text:p>0,00</text:p>
          </table:table-cell>
          <table:table-cell table:style-name="ce24" table:formula="of:=[.O24]+[.M25]" office:value-type="float" office:value="90" calcext:value-type="float">
            <text:p>90</text:p>
          </table:table-cell>
          <table:table-cell table:style-name="ce16" table:formula="of:=100*[.O25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5];[.$C$4:.$C$93];&quot;&lt;&quot;&amp;[.J25])" office:value-type="float" office:value="6" calcext:value-type="float">
            <text:p>6</text:p>
          </table:table-cell>
          <table:table-cell table:style-name="ce17" table:formula="of:=100*[.R25]/[.$M$12]" office:value-type="float" office:value="6.66666666666667" calcext:value-type="float">
            <text:p>6,67</text:p>
          </table:table-cell>
          <table:table-cell table:style-name="ce24" table:formula="of:=[.T24]+[.R25]" office:value-type="float" office:value="87" calcext:value-type="float">
            <text:p>87</text:p>
          </table:table-cell>
          <table:table-cell table:style-name="ce16" table:formula="of:=100*[.T25]/[.$R$12]" office:value-type="float" office:value="96.6666666666667" calcext:value-type="float">
            <text:p>96,7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5" table:formula="of:=[.I25]+[.$F$11]" office:value-type="float" office:value="12" calcext:value-type="float">
            <text:p>12,0</text:p>
          </table:table-cell>
          <table:table-cell table:style-name="ce17" table:formula="of:=[.I26]+[.$F$11]" office:value-type="float" office:value="13" calcext:value-type="float">
            <text:p>13,00</text:p>
          </table:table-cell>
          <table:table-cell table:style-name="ce17"/>
          <table:table-cell table:style-name="ce8" table:formula="of:=([.J26]-[.I26])/2+[.I26]" office:value-type="float" office:value="12.5" calcext:value-type="float">
            <text:p>13</text:p>
          </table:table-cell>
          <table:table-cell table:style-name="ce21" table:formula="of:=COUNTIFS([.$B$4:.$B$93];&quot;&gt;=&quot;&amp;[.I26];[.$B$4:.$B$93];&quot;&lt;&quot;&amp;[.J26])" office:value-type="float" office:value="0" calcext:value-type="float">
            <text:p>0</text:p>
          </table:table-cell>
          <table:table-cell table:style-name="ce17" table:formula="of:=100*[.M26]/[.$M$12]" office:value-type="float" office:value="0" calcext:value-type="float">
            <text:p>0,00</text:p>
          </table:table-cell>
          <table:table-cell table:style-name="ce24" table:formula="of:=[.O25]+[.M26]" office:value-type="float" office:value="90" calcext:value-type="float">
            <text:p>90</text:p>
          </table:table-cell>
          <table:table-cell table:style-name="ce16" table:formula="of:=100*[.O26]/[.$M$12]" office:value-type="float" office:value="100" calcext:value-type="float">
            <text:p>100,0</text:p>
          </table:table-cell>
          <table:table-cell table:style-name="ce16"/>
          <table:table-cell table:style-name="ce21" table:formula="of:=COUNTIFS([.$C$4:.$C$93];&quot;&gt;=&quot;&amp;[.I26];[.$C$4:.$C$93];&quot;&lt;&quot;&amp;[.J26])" office:value-type="float" office:value="3" calcext:value-type="float">
            <text:p>3</text:p>
          </table:table-cell>
          <table:table-cell table:style-name="ce17" table:formula="of:=100*[.R26]/[.$M$12]" office:value-type="float" office:value="3.33333333333333" calcext:value-type="float">
            <text:p>3,33</text:p>
          </table:table-cell>
          <table:table-cell table:style-name="ce24" table:formula="of:=[.T25]+[.R26]" office:value-type="float" office:value="90" calcext:value-type="float">
            <text:p>90</text:p>
          </table:table-cell>
          <table:table-cell table:style-name="ce16" table:formula="of:=100*[.T26]/[.$R$12]" office:value-type="float" office:value="100" calcext:value-type="float">
            <text:p>100,0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"/>
          <table:table-cell table:style-name="ce22"/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>
            <draw:frame table:end-cell-address="Analisi.M46" table:end-x="18.87mm" table:end-y="0.2mm" draw:z-index="0" draw:name="Grafico 1" draw:style-name="gr1" draw:text-style-name="P1" svg:width="199.35mm" svg:height="76.19mm" svg:x="12.49mm" svg:y="0.21mm">
              <loext:p draw:notify-on-update-of-ranges="Analisi.L14:Analisi.L26 Analisi.M13:Analisi.M13 Analisi.M14:Analisi.M26 Analisi.R14:Analisi.R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Analisi.Y46" table:end-x="13.12mm" table:end-y="1.26mm" draw:z-index="1" draw:name="Grafico 2" draw:style-name="gr1" draw:text-style-name="P1" svg:width="227.18mm" svg:height="76.19mm" svg:x="4.66mm" svg:y="1.27mm">
              <loext:p draw:notify-on-update-of-ranges="Analisi.C4:Analisi.C93 Analisi.B4:Analisi.B9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ribuzione" table:style-name="ta2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4:.C100]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si</text:p>
          </table:table-cell>
          <table:table-cell table:number-columns-repeated="1022"/>
        </table:table-row>
        <table:table-row table:style-name="ro1">
          <table:table-cell table:number-columns-repeated="6"/>
          <table:table-cell>
            <draw:frame table:end-cell-address="Distribuzione.N18" table:end-x="10.79mm" table:end-y="2.32mm" draw:z-index="0" draw:name="Grafico 1" draw:style-name="gr1" draw:text-style-name="P1" svg:width="128.23mm" svg:height="76.19mm" svg:x="2.33mm" svg:y="2.33mm">
              <loext:p draw:notify-on-update-of-ranges="Distribuzione.C3:Distribuzione.C109 Distribuzione.B3:Distribuzione.B109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4" table:formula="of:=[.B4]/12" office:value-type="float" office:value="7.16666666666667" calcext:value-type="float">
            <text:p>7,1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5]/12" office:value-type="float" office:value="6.33333333333333" calcext:value-type="float">
            <text:p>6,3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6]/12" office:value-type="float" office:value="6.33333333333333" calcext:value-type="float">
            <text:p>6,3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7]/12" office:value-type="float" office:value="7.16666666666667" calcext:value-type="float">
            <text:p>7,1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8]/12" office:value-type="float" office:value="7.08333333333333" calcext:value-type="float">
            <text:p>7,0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9]/12" office:value-type="float" office:value="7" calcext:value-type="float">
            <text:p>7,0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10]/12" office:value-type="float" office:value="6.75" calcext:value-type="float">
            <text:p>6,7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11]/12" office:value-type="float" office:value="6.5" calcext:value-type="float">
            <text:p>6,5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12]/12" office:value-type="float" office:value="6.66666666666667" calcext:value-type="float">
            <text:p>6,6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13]/12" office:value-type="float" office:value="6.66666666666667" calcext:value-type="float">
            <text:p>6,6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14]/12" office:value-type="float" office:value="6.5" calcext:value-type="float">
            <text:p>6,5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15]/12" office:value-type="float" office:value="6.41666666666667" calcext:value-type="float">
            <text:p>6,4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16]/12" office:value-type="float" office:value="6.83333333333333" calcext:value-type="float">
            <text:p>6,8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17]/12" office:value-type="float" office:value="6.75" calcext:value-type="float">
            <text:p>6,7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18]/12" office:value-type="float" office:value="6.83333333333333" calcext:value-type="float">
            <text:p>6,8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19]/12" office:value-type="float" office:value="6.5" calcext:value-type="float">
            <text:p>6,5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20]/12" office:value-type="float" office:value="7.16666666666667" calcext:value-type="float">
            <text:p>7,1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21]/12" office:value-type="float" office:value="6.75" calcext:value-type="float">
            <text:p>6,7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22]/12" office:value-type="float" office:value="6.41666666666667" calcext:value-type="float">
            <text:p>6,4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23]/12" office:value-type="float" office:value="6.75" calcext:value-type="float">
            <text:p>6,7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24]/12" office:value-type="float" office:value="6.91666666666667" calcext:value-type="float">
            <text:p>6,9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25]/12" office:value-type="float" office:value="7.41666666666667" calcext:value-type="float">
            <text:p>7,4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26]/12" office:value-type="float" office:value="7.75" calcext:value-type="float">
            <text:p>7,7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27]/12" office:value-type="float" office:value="7.33333333333333" calcext:value-type="float">
            <text:p>7,3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28]/12" office:value-type="float" office:value="7.58333333333333" calcext:value-type="float">
            <text:p>7,5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29]/12" office:value-type="float" office:value="7.58333333333333" calcext:value-type="float">
            <text:p>7,5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30]/12" office:value-type="float" office:value="7.83333333333333" calcext:value-type="float">
            <text:p>7,8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31]/12" office:value-type="float" office:value="7.83333333333333" calcext:value-type="float">
            <text:p>7,8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32]/12" office:value-type="float" office:value="8" calcext:value-type="float">
            <text:p>8,0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33]/12" office:value-type="float" office:value="8.25" calcext:value-type="float">
            <text:p>8,2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34]/12" office:value-type="float" office:value="7" calcext:value-type="float">
            <text:p>7,0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35]/12" office:value-type="float" office:value="7.08333333333333" calcext:value-type="float">
            <text:p>7,0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36]/12" office:value-type="float" office:value="8.08333333333333" calcext:value-type="float">
            <text:p>8,0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37]/12" office:value-type="float" office:value="7.33333333333333" calcext:value-type="float">
            <text:p>7,3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38]/12" office:value-type="float" office:value="7.83333333333333" calcext:value-type="float">
            <text:p>7,8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39]/12" office:value-type="float" office:value="8.58333333333333" calcext:value-type="float">
            <text:p>8,5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40]/12" office:value-type="float" office:value="8.66666666666667" calcext:value-type="float">
            <text:p>8,6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41]/12" office:value-type="float" office:value="9.25" calcext:value-type="float">
            <text:p>9,2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42]/12" office:value-type="float" office:value="8.58333333333333" calcext:value-type="float">
            <text:p>8,5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43]/12" office:value-type="float" office:value="9.16666666666667" calcext:value-type="float">
            <text:p>9,1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44]/12" office:value-type="float" office:value="8.66666666666667" calcext:value-type="float">
            <text:p>8,6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45]/12" office:value-type="float" office:value="8.58333333333333" calcext:value-type="float">
            <text:p>8,5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46]/12" office:value-type="float" office:value="8.66666666666667" calcext:value-type="float">
            <text:p>8,6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47]/12" office:value-type="float" office:value="8.41666666666667" calcext:value-type="float">
            <text:p>8,4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48]/12" office:value-type="float" office:value="8.75" calcext:value-type="float">
            <text:p>8,7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49]/12" office:value-type="float" office:value="8.75" calcext:value-type="float">
            <text:p>8,7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50]/12" office:value-type="float" office:value="8.83333333333333" calcext:value-type="float">
            <text:p>8,8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51]/12" office:value-type="float" office:value="8.58333333333333" calcext:value-type="float">
            <text:p>8,5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52]/12" office:value-type="float" office:value="9.16666666666667" calcext:value-type="float">
            <text:p>9,1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53]/12" office:value-type="float" office:value="9.83333333333333" calcext:value-type="float">
            <text:p>9,8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54]/12" office:value-type="float" office:value="8.66666666666667" calcext:value-type="float">
            <text:p>8,6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55]/12" office:value-type="float" office:value="8.41666666666667" calcext:value-type="float">
            <text:p>8,4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56]/12" office:value-type="float" office:value="8.83333333333333" calcext:value-type="float">
            <text:p>8,8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57]/12" office:value-type="float" office:value="8.83333333333333" calcext:value-type="float">
            <text:p>8,8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58]/12" office:value-type="float" office:value="10.5833333333333" calcext:value-type="float">
            <text:p>10,58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59]/12" office:value-type="float" office:value="9.33333333333333" calcext:value-type="float">
            <text:p>9,3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60]/12" office:value-type="float" office:value="9.41666666666667" calcext:value-type="float">
            <text:p>9,4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61]/12" office:value-type="float" office:value="9.33333333333333" calcext:value-type="float">
            <text:p>9,3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62]/12" office:value-type="float" office:value="9.41666666666667" calcext:value-type="float">
            <text:p>9,4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63]/12" office:value-type="float" office:value="10" calcext:value-type="float">
            <text:p>10,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64]/12" office:value-type="float" office:value="9.91666666666667" calcext:value-type="float">
            <text:p>9,9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65]/12" office:value-type="float" office:value="9.91666666666667" calcext:value-type="float">
            <text:p>9,9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66]/12" office:value-type="float" office:value="9.83333333333333" calcext:value-type="float">
            <text:p>9,8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67]/12" office:value-type="float" office:value="9.33333333333333" calcext:value-type="float">
            <text:p>9,3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68]/12" office:value-type="float" office:value="9.5" calcext:value-type="float">
            <text:p>9,5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69]/12" office:value-type="float" office:value="9.5" calcext:value-type="float">
            <text:p>9,5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70]/12" office:value-type="float" office:value="9.41666666666667" calcext:value-type="float">
            <text:p>9,4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71]/12" office:value-type="float" office:value="8.5" calcext:value-type="float">
            <text:p>8,5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72]/12" office:value-type="float" office:value="11.25" calcext:value-type="float">
            <text:p>11,2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73]/12" office:value-type="float" office:value="10.6666666666667" calcext:value-type="float">
            <text:p>10,6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74]/12" office:value-type="float" office:value="10.6666666666667" calcext:value-type="float">
            <text:p>10,6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75]/12" office:value-type="float" office:value="10.5" calcext:value-type="float">
            <text:p>10,5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76]/12" office:value-type="float" office:value="10.5" calcext:value-type="float">
            <text:p>10,5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77]/12" office:value-type="float" office:value="10.5" calcext:value-type="float">
            <text:p>10,5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78]/12" office:value-type="float" office:value="10.5" calcext:value-type="float">
            <text:p>10,5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79]/12" office:value-type="float" office:value="11.1666666666667" calcext:value-type="float">
            <text:p>11,1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80]/12" office:value-type="float" office:value="10.75" calcext:value-type="float">
            <text:p>10,7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81]/12" office:value-type="float" office:value="11.3333333333333" calcext:value-type="float">
            <text:p>11,33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table:formula="of:=[.B82]/12" office:value-type="float" office:value="11.1666666666667" calcext:value-type="float">
            <text:p>11,1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83]/12" office:value-type="float" office:value="10.8333333333333" calcext:value-type="float">
            <text:p>10,8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84]/12" office:value-type="float" office:value="10.8333333333333" calcext:value-type="float">
            <text:p>10,8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85]/12" office:value-type="float" office:value="10.5833333333333" calcext:value-type="float">
            <text:p>10,58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86]/12" office:value-type="float" office:value="11.3333333333333" calcext:value-type="float">
            <text:p>11,33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87]/12" office:value-type="float" office:value="10.8333333333333" calcext:value-type="float">
            <text:p>10,8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table:formula="of:=[.B88]/12" office:value-type="float" office:value="11.0833333333333" calcext:value-type="float">
            <text:p>11,0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89]/12" office:value-type="float" office:value="10.8333333333333" calcext:value-type="float">
            <text:p>10,8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90]/12" office:value-type="float" office:value="11.1666666666667" calcext:value-type="float">
            <text:p>11,1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91]/12" office:value-type="float" office:value="12.0833333333333" calcext:value-type="float">
            <text:p>12,0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table:formula="of:=[.B92]/12" office:value-type="float" office:value="12.6666666666667" calcext:value-type="float">
            <text:p>12,6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93]/12" office:value-type="float" office:value="11" calcext:value-type="float">
            <text:p>11,0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table:formula="of:=[.B94]/12" office:value-type="float" office:value="11.1666666666667" calcext:value-type="float">
            <text:p>11,1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table:formula="of:=[.B95]/12" office:value-type="float" office:value="11.1666666666667" calcext:value-type="float">
            <text:p>11,1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4" table:formula="of:=[.B96]/12" office:value-type="float" office:value="11.25" calcext:value-type="float">
            <text:p>11,2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4" table:formula="of:=[.B97]/12" office:value-type="float" office:value="11.3333333333333" calcext:value-type="float">
            <text:p>11,33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4" table:formula="of:=[.B98]/12" office:value-type="float" office:value="11.3333333333333" calcext:value-type="float">
            <text:p>11,33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table:formula="of:=[.B99]/12" office:value-type="float" office:value="12.0833333333333" calcext:value-type="float">
            <text:p>12,0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table:formula="of:=[.B100]/12" office:value-type="float" office:value="12.6666666666667" calcext:value-type="float">
            <text:p>12,6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stribuzione" style:display-name="PageStyle_Distribu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isi" style:display-name="PageStyle_Analis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zioLT</meta:initial-creator>
    <dc:creator>MaurizioLT</dc:creator>
    <meta:creation-date>2016-06-28T07:25:41</meta:creation-date>
    <dc:date>2016-06-30T15:03:44</dc:date>
    <meta:generator>LibreOffice/5.2.1.2$Windows_x86 LibreOffice_project/31dd62db80d4e60af04904455ec9c9219178d620</meta:generator>
    <meta:document-statistic meta:table-count="2" meta:cell-count="789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36cm" svg:height="7.62cm" xlink:href=".." xlink:type="simple" chart:class="chart:bar" chart:style-name="ch1">
        <chart:title svg:x="7.129cm" svg:y="0.287cm" chart:style-name="ch2">
          <text:p>Grafico distribuzione</text:p>
        </chart:title>
        <chart:legend chart:legend-position="end" svg:x="17.664cm" svg:y="3.236cm" style:legend-expansion="high" chart:style-name="ch3"/>
        <chart:plot-area chart:style-name="ch4" table:cell-range-address="Analisi.L14:Analisi.M26 Analisi.L13:Analisi.M13 Analisi.R14:Analisi.R26" chart:data-source-has-labels="both" svg:x="1.484cm" svg:y="1.598cm" svg:width="15.782cm" svg:height="4.814cm">
          <chartooo:coordinate-region svg:x="2.088cm" svg:y="1.81cm" svg:width="15.178cm" svg:height="3.929cm"/>
          <chart:axis chart:dimension="x" chart:name="primary-x" chart:style-name="ch5" chartooo:axis-type="auto">
            <chartooo:date-scale/>
            <chart:title svg:x="8.896cm" svg:y="6.565cm" chart:style-name="ch6">
              <text:p>Classi</text:p>
            </chart:title>
            <chart:categories table:cell-range-address="Analisi.L14:Analisi.L26"/>
          </chart:axis>
          <chart:axis chart:dimension="y" chart:name="primary-y" chart:style-name="ch7">
            <chart:title svg:x="0.451cm" svg:y="4.837cm" chart:style-name="ch8">
              <text:p>Frequenza</text:p>
            </chart:title>
            <chart:grid chart:style-name="ch9" chart:class="major"/>
          </chart:axis>
          <chart:series chart:style-name="ch10" chart:values-cell-range-address="Analisi.M14:Analisi.M26" chart:label-cell-address="Analisi.M13:Analisi.M13" chart:class="chart:bar">
            <chart:data-point chart:repeated="13"/>
          </chart:series>
          <chart:series chart:style-name="ch11" chart:values-cell-range-address="Analisi.R14:Analisi.R2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o 1</text:p>
                <draw:g>
                  <svg:desc>Analisi.M13:Analisi.M13</svg:desc>
                </draw:g>
              </table:table-cell>
              <table:table-cell office:value-type="string">
                <text:p>Colonna R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Analisi.L14:Analisi.L26</svg:desc>
                </draw:g>
              </table:table-cell>
              <table:table-cell office:value-type="float" office:value="0">
                <text:p>0</text:p>
                <draw:g>
                  <svg:desc>Analisi.M14:Analisi.M26</svg:desc>
                </draw:g>
              </table:table-cell>
              <table:table-cell office:value-type="float" office:value="0">
                <text:p>0</text:p>
                <draw:g>
                  <svg:desc>Analisi.R14:Analisi.R26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8" style:family="chart">
      <style:text-properties fo:color="#000000" style:text-position="0% 100%" fo:font-family="Calibri" fo:font-size="11pt" style:font-size-asian="11pt" style:font-size-complex="11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2.719cm" svg:height="7.62cm" xlink:href=".." xlink:type="simple" chart:class="chart:scatter" chart:style-name="ch1">
        <chart:legend chart:legend-position="end" svg:x="18.482cm" svg:y="3.236cm" style:legend-expansion="high" chart:style-name="ch2"/>
        <chart:plot-area chart:style-name="ch3" table:cell-range-address="Analisi.B4:Analisi.C93" svg:x="0.454cm" svg:y="0.152cm" svg:width="17.574cm" svg:height="7.316cm">
          <chartooo:coordinate-region svg:x="0.881cm" svg:y="0.364cm" svg:width="16.749cm" svg:height="6.4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isi.C4:Analisi.C93" chart:class="chart:scatter">
            <chart:domain table:cell-range-address="Analisi.B4:Analisi.B93"/>
            <chart:regression-curve chart:style-name="ch7">
              <chart:equation chart:display-equation="true" chart:display-r-square="true" chart:style-name="ch8"/>
            </chart:regression-curve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Analisi.B4:Analisi.B93</svg:desc>
                </draw:g>
              </table:table-cell>
              <table:table-cell office:value-type="float" office:value="9">
                <text:p>9</text:p>
                <draw:g>
                  <svg:desc>Analisi.C4:Analisi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60" chart:maximum="18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824cm" svg:height="7.62cm" xlink:href=".." xlink:type="simple" chart:class="chart:scatter" chart:style-name="ch1">
        <chart:legend chart:legend-position="end" svg:x="9.3cm" svg:y="3.498cm" style:legend-expansion="high" chart:style-name="ch2"/>
        <chart:plot-area chart:style-name="ch3" table:cell-range-address="Distribuzione.B3:Distribuzione.C109" chart:data-source-has-labels="row" svg:x="0.256cm" svg:y="0.152cm" svg:width="8.788cm" svg:height="7.316cm">
          <chartooo:coordinate-region svg:x="0.683cm" svg:y="0.364cm" svg:width="7.918cm" svg:height="6.4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ribuzione.C3:Distribuzione.C109" loext:label-string="distribuzione!#ref!" chart:class="chart:scatter">
            <chart:domain table:cell-range-address="Distribuzione.B3:Distribuzione.B109"/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distribuzione!#ref!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istribuzione.B3:Distribuzione.B10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